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paragraph-properties fo:text-align="center" style:justify-single-word="false"/>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style:font-name="Georgia" fo:font-size="10.5pt" fo:font-weight="bold" style:font-size-asian="10.5pt" style:font-weight-asian="bold" style:font-size-complex="10.5pt" style:font-weight-complex="bold"/>
    </style:style>
    <style:style style:name="T3" style:family="text">
      <style:text-properties style:font-name="Georgia" fo:font-size="10.5pt" style:font-size-asian="10.5pt" style:font-size-complex="10.5pt"/>
    </style:style>
    <style:style style:name="T4"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5"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n Doing Right Causes Pain</text:p>
      <text:p text:style-name="P3"/>
      <text:p text:style-name="P2"><text:span text:style-name="T1">Read:</text:span> Exodus 4:29 - 5:14 &amp; 20-21</text:p>
      <text:p text:style-name="P2"><text:s/></text:p>
      <text:p text:style-name="P2"><text:span text:style-name="T1">Text:</text:span> Ephesians 6:13&amp;14a "Wherefore take unto you the whole armor of God, that ye may be able to withstand in the evil day, and having done all, to stand. Stand therefore…"</text:p>
      <text:p text:style-name="P2"/>
      <text:p text:style-name="P2"><text:span text:style-name="T1">Introduction:</text:span> Our story begins with Moses and Aaron sharing the news of God’s deliverance with the leaders of Israel. <text:s/>The leaders were impres-sed and believed that God’s deliverer had arrived. <text:s/>They were full of faith and probably went home and told their families to pack up because deliverance had arrived. <text:s/>Only one problem: God’s deliverance would take months to arrive. <text:s/>They were impressed with the miracles that Moses could do and just knew that Old Pharaoh would quake in his boots but he didn’t. <text:s/>What did they do? <text:s/>They got mad at the man that God sent to deliver them. <text:s/>What should they have done? <text:s/>I’m glad that you asked.</text:p>
      <text:p text:style-name="P2"/>
      <text:p text:style-name="P2"><text:span text:style-name="T1">I. Keep On Working or Don’t Quit Your Day Job:</text:span> God always called people that were working. <text:s/>He called Gideon while he threshed wheat, <text:s/>He called Elisha while he was plowing in a new field, <text:s/>He called David while he was watching sheep, and He called Saul while he was busy plotting against God. <text:s/>God is not calling people sitting on the side-lines. <text:s/>He is looking for those who are busy about their Father’s business. <text:s/>These Israelite slaves had been slaves for their entire lives. <text:s/>They had dreamed of deliverance and now it was just around the corner. <text:s/>Keep on working deliverance is on the way. <text:s/>Don’t stop now! <text:s/>No miner has ever struck gold by quitting. <text:s/>No batter has ever won the Cy Young award by laying down his bat. <text:s/>You will not find deliverance while sitting on the couch, waiting on it. <text:s/>Victory comes to those willing to fight for it. <text:s/>Remember it is in working that you will develop the strength for the miles ahead that you will be walking through the desert. <text:s/>It is in working that you will develop the discipline necessary to follow the leader that God is placing over you.</text:p>
      <text:p text:style-name="P2"/>
      <text:p text:style-name="Standard"><text:span text:style-name="T2">II. Stop whining and show God’s glory:</text:span><text:span text:style-name="T3"> Whining is for those who don't trust and follow God's plan. <text:s/>It is in your battles that you display your courage. <text:s/>It is on test day that you can show what you have learned. <text:s/>Now is the time to work harder because you are now aware of God's impending deliverance. <text:s/>You can work and laugh at your tormentors because you know that your victory is nigh. <text:s/>You and I have the oppor-tunity to read the last chapter and we know how the story ends. <text:s/>Don’t let the economy discourage you but look up; for God says that your day of deliverance is near. <text:s/>Don't let any circumstances distract you from the expected end that God promises. <text:s/>Jeremiah speaks words directly from God when He says: “</text:span><text:span text:style-name="T4">For I know the thoughts that I think toward you, saith the LORD, thoughts of peace, and not of evil, to give you an expected end.” </text:span><text:span text:style-name="T5">(Jeremiah 29:11)</text:span></text:p>
      <text:p text:style-name="P2"><text:s text:c="2"/>A great example for us is the apostle Stephen who; while he was being stoned; looked up and said: “I see the heavens opened, and the Son of man standing on the right hand of God.” <text:s/>While others saw the stones flying He looked up and saw his deliverer. <text:s/>He didn't stop preaching and glorifying God until he breathed his last breath.</text:p>
      <text:p text:style-name="P2"/>
      <text:p text:style-name="P2"><text:span text:style-name="T1">III. Expect that God is preparing you for victory and the enemy for destruction.</text:span> <text:s/>What the COI failed to see was that they had become adjusted to their life in slavery. <text:s/>It was inconvenient but bearable. <text:s/>God was developing a loathing for the bondage of Egypt in their hearts while, at the same time, He was stripping Egypt of its ability to hurt His people ever again. <text:s/>Far too many of us do not really understand the awesome destructive power of sin. <text:s/>We allow things into our lives and homes that can destroy our faith and our families. <text:s/>We too have been enslaved for so long that it has become a way of life. <text:s/>We’ve become adjusted to our sin and God wants sin to become a hated thing in our lives. <text:s/>We have ungodly attachments that need to be broken and God wants to break those ties. <text:s/>When things are getting tougher we need to be praying for God to com-plete His work in us rather than praying for the discomfort to end.</text:p>
      <text:p text:style-name="P2"/>
      <text:p text:style-name="P2"><text:span text:style-name="T1">Conclude:</text:span> Our world is moving further and further away from God and the church seems to be slouching along behind. <text:s/>When a preacher gets fired up about it; we tend to defend the backsliding church instead of lining up with God and His Word. <text:s/>The economic systems of this world are disintegrating and there is little or nothing that we can do about it. Politicians make outrageous promises and we believe them even though we know they cannot possibly keep them. <text:s/>We vote our wallets instead of our convictions.</text:p>
      <text:p text:style-name="P2"><text:s text:c="2"/>Christ is coming back! <text:s/>Our deliverer is on His way! <text:s/>Satan has stepped up his attacks because he knows that his time is short. <text:s/>What should the church do? <text:s/>How should we respond to the tough times that are coming? <text:s/>In Daniel 6 we find a law has been passed against prayer. <text:s/>Now the politicians of that day were similar to the bunch that we see in Washing-ton D. C. <text:s/>They didn't word it that way but Daniel knew what they were trying to do. <text:s/>His response provides an example for us today. <text:s/>What did he do? <text:s/>He didn't alter his routine at all. He got up at the same time as usual and went to his prayer spot. <text:s/>He opened his window toward Jerusalem, as was his normal routine. <text:s/>He began to pray, as was his normal routine. <text:s/>He was arrested, as was a departure from his normal routine. <text:s/>God intervened, as was His normal routine...</text:p>
      <text:p text:style-name="P2"/>
      <text:p text:style-name="P2">Reiterate three points. <text:s/>Altar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rmon Title</dc:title>
    <meta:initial-creator>Joel Tice</meta:initial-creator>
    <meta:creation-date>2008-12-06T19:26:00</meta:creation-date>
    <dc:creator>j </dc:creator>
    <dc:date>2021-06-04T17:19:16.88</dc:date>
    <meta:editing-cycles>11</meta:editing-cycles>
    <meta:editing-duration>P1DT11H1M7S</meta:editing-duration>
    <meta:generator>OpenOffice/4.1.3$Win32 OpenOffice.org_project/413m1$Build-9783</meta:generator>
    <meta:document-statistic meta:table-count="0" meta:image-count="0" meta:object-count="0" meta:page-count="1" meta:paragraph-count="12" meta:word-count="997" meta:character-count="5461"/>
  </office:meta>
</office:document-meta>
</file>